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Helvetica, Arial, sans-serif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T1" style:family="text">
      <style:text-properties fo:font-variant="normal" fo:text-transform="none" style:font-name="Roboto" fo:font-size="7.80000019073486pt" fo:letter-spacing="normal" fo:font-style="normal" style:text-underline-style="solid" style:text-underline-width="auto" style:text-underline-color="font-color" fo:font-weight="normal"/>
    </style:style>
    <style:style style:name="T2" style:family="text">
      <style:text-properties fo:font-variant="normal" fo:text-transform="none" style:font-name="Roboto" fo:font-size="7.80000019073486pt" fo:letter-spacing="normal" fo:font-style="normal" fo:font-weight="normal"/>
    </style:style>
    <style:style style:name="T3" style:family="text">
      <style:text-properties fo:font-variant="normal" fo:text-transform="none" fo:letter-spacing="normal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ycle Questions- Shared Memory and Semaphore</text:span><text:line-break/><text:line-break/><text:line-break/><text:span text:style-name="T3"> </text:span><text:line-break/><text:line-break/><text:line-break/><text:span text:style-name="T2">1.    <text:line-break/>Write<text:line-break/>a program to read details of n students in one process and display rank details of<text:line-break/>students in another process using shared<text:line-break/>memory</text:span><text:line-break/><text:line-break/><text:line-break/><text:span text:style-name="T2">2.    <text:line-break/>Write a C<text:line-break/>program to implement producer-consumer problem using semaphores.</text:span><text:line-break/><text:line-break/><text:line-break/><text:span text:style-name="T2">3.    <text:line-break/>Write a C<text:line-break/>program to implement dining philosopher problem using semaphor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6T15:09:37.310907362</meta:creation-date>
    <dc:date>2022-07-16T15:10:05.879647023</dc:date>
    <meta:editing-duration>PT29S</meta:editing-duration>
    <meta:editing-cycles>1</meta:editing-cycles>
    <meta:document-statistic meta:table-count="0" meta:image-count="0" meta:object-count="0" meta:page-count="1" meta:paragraph-count="1" meta:word-count="54" meta:character-count="363" meta:non-whitespace-character-count="288"/>
    <meta:generator>LibreOffice/7.3.4.2$Linux_X86_64 LibreOffice_project/30$Build-2</meta:generator>
  </office:meta>
</office:document-meta>
</file>